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BasedCorsConfigurationSource.initUrlPathHel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BasedCorsConfigurationSource.setUrlPathHelper( UrlPathHelper urlPath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CorsConfigurationSource.setRemoveSemicolonContent( boolean removeSemicolon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CorsConfigurationSource.getCorsConfiguration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BasedCorsConfigurationSource.setAllowInitLookupPath( boolean allowInitLookup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CorsConfigurationSource.UrlBasedCorsConfigurationSource( PathPattern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CorsConfigurationSource.resolvePath(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BasedCorsConfigurationSource.match( Object path , boolean isPathContainer , PathPattern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BasedCorsConfigurationSource.getCors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BasedCorsConfigurationSource.setCorsConfigurations( @ Nullable Map &lt; String , CorsConfiguration &gt; corsConfigur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BasedCorsConfigurationSource.setLookupPathAttribut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CorsConfigurationSource.registerCorsConfiguration( String pattern , Cors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CorsConfigurationSource.UrlBasedCorsConfiguration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CorsConfigurationSource.setAlwaysUseFullPath( boolean alwaysUseFul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CorsConfigurationSource.setPathMatcher( PathMatcher path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CorsConfigurationSource.setUrlDecode( boolean urlDe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